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raveling Salesperson Problem<text:line-break/><text:span text:style-name="T1">CS 325 Group #6: William Jernigan, Alexander Merrill, Sean Rettig</text:span></text:p>
          </draw:text-box>
        </draw:frame>
        <draw:frame presentation:style-name="pr2" draw:text-style-name="P1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Nearest neighbor (greedy)</text:span></text:p>
                <text:list>
                  <text:list-item>
                    <text:p text:style-name="P1"><text:span text:style-name="T3">From any city, always visits the closest unvisited city</text:span></text:p>
                  </text:list-item>
                </text:list>
              </text:list-item>
              <text:list-item>
                <text:p text:style-name="P1"><text:span text:style-name="T2">Best of nearest neighbor</text:span></text:p>
                <text:list>
                  <text:list-item>
                    <text:p text:style-name="P1"><text:span text:style-name="T3">Performs a nearest neighbor walk from each city and chooses the best result</text:span></text:p>
                  </text:list-item>
                </text:list>
              </text:list-item>
              <text:list-item>
                <text:p text:style-name="P1"><text:span text:style-name="T2">Common path aggregation</text:span></text:p>
                <text:list>
                  <text:list-item>
                    <text:p text:style-name="P1"><text:span text:style-name="T3">Creates a new path based on the most common edges from other algorithms</text:span></text:p>
                  </text:list-item>
                </text:list>
              </text:list-item>
              <text:list-item>
                <text:p text:style-name="P1"><text:span text:style-name="T2">Genetic algorithm:</text:span></text:p>
                <text:list>
                  <text:list-item>
                    <text:p text:style-name="P1"><text:span text:style-name="T3">Performs a series of random “mutations” on a path, keeping beneficial ones</text:span></text:p>
                    <text:list>
                      <text:list-item>
                        <text:p text:style-name="P1"><text:span text:style-name="T2">Adjacent city swapping:</text:span><text:span text:style-name="T3"> swaps the order of two adjacent cities</text:span></text:p>
                      </text:list-item>
                      <text:list-item>
                        <text:p text:style-name="P1"><text:span text:style-name="T2">Random city swapping:</text:span><text:span text:style-name="T3"> swaps the order of two random cities</text:span></text:p>
                      </text:list-item>
                      <text:list-item>
                        <text:p text:style-name="P1"><text:span text:style-name="T2">Random city injecting:</text:span><text:span text:style-name="T3"> removes a random city from the path and reinserts it between two adjacent c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ekkaa </meta:initial-creator>
    <meta:creation-date>2014-11-17T15:16:26.506117022</meta:creation-date>
    <dc:date>2014-11-17T15:55:45.260169912</dc:date>
    <dc:creator>chekkaa </dc:creator>
    <meta:editing-duration>PT7M58S</meta:editing-duration>
    <meta:editing-cycles>1</meta:editing-cycles>
    <meta:document-statistic meta:object-count="25"/>
    <meta:generator>LibreOffice/4.2.7.2$Linux_X86_64 LibreOffice_project/420m0$Build-2</meta:generator>
  </office:meta>
</office:document-meta>
</file>